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6.589cm" table:align="margins"/>
    </style:style>
    <style:style style:name="Table1.A" style:family="table-column">
      <style:table-column-properties style:column-width="8.294cm" style:rel-column-width="32767*"/>
    </style:style>
    <style:style style:name="Table1.B" style:family="table-column">
      <style:table-column-properties style:column-width="8.296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01591a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2pt" officeooo:paragraph-rsid="0000f463" style:font-size-asian="12pt" style:font-size-complex="12pt"/>
    </style:style>
    <style:style style:name="P5" style:family="paragraph" style:parent-style-name="Text_20_body">
      <style:text-properties fo:font-size="12pt" officeooo:paragraph-rsid="0001591a" style:font-size-asian="12pt" style:font-size-complex="12pt"/>
    </style:style>
    <style:style style:name="P6" style:family="paragraph" style:parent-style-name="Text_20_body">
      <style:text-properties fo:font-size="12pt" officeooo:rsid="0001591a" officeooo:paragraph-rsid="0001591a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fo:font-weight="bold" officeooo:paragraph-rsid="00051c2c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2pt" officeooo:paragraph-rsid="0001591a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2pt" officeooo:rsid="0001591a" officeooo:paragraph-rsid="0001591a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ize="10pt" officeooo:rsid="0001591a" officeooo:paragraph-rsid="0001591a" style:font-size-asian="10pt" style:font-size-complex="10pt"/>
    </style:style>
    <style:style style:name="P11" style:family="paragraph" style:parent-style-name="Text_20_body">
      <style:text-properties fo:font-size="12pt" officeooo:paragraph-rsid="0001591a" style:font-size-asian="12pt" style:font-size-complex="12pt"/>
    </style:style>
    <style:style style:name="P12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font-size="10pt" officeooo:rsid="0001591a" officeooo:paragraph-rsid="0001591a" style:font-size-asian="10pt" style:font-size-complex="10pt"/>
    </style:style>
    <style:style style:name="P13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font-size="10pt" officeooo:rsid="0001591a" officeooo:paragraph-rsid="000379f7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fo:font-size="10pt" officeooo:rsid="0001591a" officeooo:paragraph-rsid="0001591a" style:font-size-asian="10pt" style:font-size-complex="10pt"/>
    </style:style>
    <style:style style:name="P15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font-size="10pt" officeooo:paragraph-rsid="0001962c" style:font-size-asian="10pt" style:font-size-complex="10pt"/>
    </style:style>
    <style:style style:name="P16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font-size="10pt" officeooo:paragraph-rsid="0001591a" style:font-size-asian="10pt" style:font-size-complex="10pt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fo:font-size="10pt" officeooo:paragraph-rsid="0006ab39" style:font-size-asian="10pt" style:font-size-complex="10pt"/>
    </style:style>
    <style:style style:name="P18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font-size="10pt" officeooo:rsid="0001962c" officeooo:paragraph-rsid="0001962c" style:font-size-asian="10pt" style:font-size-complex="10pt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fo:font-size="10pt" officeooo:rsid="0006ab39" officeooo:paragraph-rsid="0006ab39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f463" style:font-weight-asian="bold" style:font-weight-complex="bold"/>
    </style:style>
    <style:style style:name="T4" style:family="text">
      <style:text-properties fo:font-weight="bold" officeooo:rsid="0001962c" style:font-weight-asian="bold" style:font-weight-complex="bold"/>
    </style:style>
    <style:style style:name="T5" style:family="text">
      <style:text-properties fo:font-weight="bold" officeooo:rsid="0006ab39" style:font-weight-asian="bold" style:font-weight-complex="bold"/>
    </style:style>
    <style:style style:name="T6" style:family="text">
      <style:text-properties officeooo:rsid="0000f463"/>
    </style:style>
    <style:style style:name="T7" style:family="text">
      <style:text-properties officeooo:rsid="0001591a"/>
    </style:style>
    <style:style style:name="T8" style:family="text">
      <style:text-properties fo:language="id" fo:country="ID" officeooo:rsid="0001591a"/>
    </style:style>
    <style:style style:name="T9" style:family="text">
      <style:text-properties officeooo:rsid="0003258c"/>
    </style:style>
    <style:style style:name="T10" style:family="text">
      <style:text-properties officeooo:rsid="00051c2c"/>
    </style:style>
    <style:style style:name="T11" style:family="text">
      <style:text-properties officeooo:rsid="0006ab39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ormulir Pendaftaran <text:span text:style-name="T10">Stand GNOME.Asia Summit IT Expo</text:span></text:p>
      <text:p text:style-name="P1">Kami yang bertanda tangan dibawah ini : </text:p>
      <text:p text:style-name="P5">Nama <text:tab/><text:tab/><text:tab/>: ___________________________________________________________</text:p>
      <text:p text:style-name="P5">Nama Perusahaan<text:tab/>: ___________________________________________________________ </text:p>
      <text:p text:style-name="P5">Alamat<text:tab/><text:tab/><text:tab/>: ___________________________________________________________</text:p>
      <text:p text:style-name="P5"><text:tab/><text:tab/><text:tab/>: ___________________________________________________________</text:p>
      <text:p text:style-name="P5">Telp / Hp<text:tab/><text:tab/>: ___________________________________________________________</text:p>
      <text:p text:style-name="P6">Kategori Produk<text:tab/>: ___________________________________________________________</text:p>
      <text:p text:style-name="P2"><text:span text:style-name="T7">Menyatakan bersedia untuk berpartisipasi </text:span>sebagai peserta pada pameran <text:span text:style-name="T6">GNOME.Asia Summit IT Expo</text:span> <text:span text:style-name="T7">pada tanggal 8-9 Mei 2015 </text:span>di <text:span text:style-name="T6">Balairung Universitas Indonesia, Depok</text:span> dengan <text:span text:style-name="T7">pilihan sebagai berikut:</text:span></text:p>
      <text:p text:style-name="P3"><text:span text:style-name="T7">No Stand : </text:span>___________</text:p>
      <text:p text:style-name="P5"><text:span text:style-name="T7">Ukuran <text:s text:c="3"/>: ___________ Harga </text:span>: <text:span text:style-name="T7">Rp.</text:span>_________________</text:p>
      <text:p text:style-name="P1"><text:tab/><text:tab/><text:tab/><text:tab/><text:tab/><text:tab/><text:tab/><text:tab/><text:tab/>_______, <text:s text:c="26"/>201<text:span text:style-name="T6">5</text:span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  <text:p text:style-name="P4"/>
            <text:p text:style-name="P8">_________________</text:p>
            <text:p text:style-name="P9">Tanda Tangan dan Nama Jelas</text:p>
          </table:table-cell>
        </table:table-row>
      </table:table>
      <text:p text:style-name="P14">Kontak Person:</text:p>
      <text:p text:style-name="P14">Estu <text:span text:style-name="T11">Fardani</text:span>: +62 856 4321 4898</text:p>
      <text:p text:style-name="P19">Silahkan kirim ulang form ini ke alamat:<text:tab/><text:tab/> <text:s text:c="4"/><text:tab/> <text:s text:c="4"/><text:span text:style-name="T2">GNU/Linux Bogor (GLiB) </text:span></text:p>
      <text:p text:style-name="P19"><text:tab/><text:tab/><text:tab/><text:tab/><text:tab/><text:tab/><text:tab/> <text:s text:c="3"/>Perumahan Taman Cimanggu</text:p>
      <text:p text:style-name="P19"><text:tab/><text:tab/><text:tab/><text:tab/><text:tab/><text:tab/>Jl. Tanjung VIII No. 14, Bogor, Indonesia 16164 </text:p>
      <text:p text:style-name="P17"><text:span text:style-name="T11">Atau melalui surel hasil scan salinan form ini ke:<text:tab/><text:tab/> <text:s text:c="7"/></text:span><text:a xlink:type="simple" xlink:href="mailto:estu@jogja.linux.or.id" text:style-name="Internet_20_link" text:visited-style-name="Visited_20_Internet_20_Link"><text:span text:style-name="T5">estu@jogja.linux.or.id</text:span></text:a></text:p>
      <text:p text:style-name="P17">______________________________________________________________________________<text:span text:style-name="T12"> </text:span></text:p>
      <text:p text:style-name="P10"><text:span text:style-name="T1">Kami sebagai peserta, dengan ini menyutujui untuk mengikuti peraturan sebagai berikut:</text:span> </text:p>
      <text:list xml:id="list294001096873200501" text:style-name="L1">
        <text:list-item>
          <text:p text:style-name="P12">Kepesertaan dianggap sah apabila panitia telah menerima formulir pendaftaran yang telah ditandatang<text:span text:style-name="T9">an</text:span>i diatas materai dan distempel (cap perusahaan),</text:p>
        </text:list-item>
        <text:list-item>
          <text:p text:style-name="P15">Pembayaran <text:span text:style-name="T7">I: sebesar 50% + Ppn 10% saat kontrak ditandatangani dan transfer </text:span>ditujukan <text:span text:style-name="T6">ke </text:span><text:span text:style-name="T2">Rekening: BCA </text:span><text:span text:style-name="T4">Nomor Rekening <text:s/>5055 00 1381</text:span><text:span text:style-name="T2"> KCP </text:span><text:span text:style-name="T3">Episentrum</text:span><text:span text:style-name="T2"> a/n </text:span><text:span text:style-name="T3">Estu Fardani</text:span><text:span text:style-name="T2">.</text:span> <text:span text:style-name="T7">Jika dalam 1 m</text:span><text:span text:style-name="T8">inggu panitia belum menerima pembayaran maka panitia berhak membatalkan hak kepesertaan,</text:span></text:p>
        </text:list-item>
        <text:list-item>
          <text:p text:style-name="P13">Pembayaran II: sebesar 50% paling lambat 7 hari sebelum pameran dimulai,</text:p>
        </text:list-item>
        <text:list-item>
          <text:p text:style-name="P12">Seluruh pembayaran yang telah dilakukan tidak dapat dikembalikan termasuk PPN 10%,</text:p>
        </text:list-item>
        <text:list-item>
          <text:p text:style-name="P12">Kami sebagai peserta pameran akan mematuhi seluruh peraturan dan ketentuan yang ditetapkan panitia,</text:p>
        </text:list-item>
        <text:list-item>
          <text:p text:style-name="P18">Bagi peserta yang tidak mematuhi peraturan dan ketentuan yang ditetapkan panitia yang tercantum dalam proposal dan petunjuk teknis pameran maka panitia berhak membatalkan kepesertaan tanpa mengembalikan pembayaran yang telah dibayarkan,</text:p>
        </text:list-item>
        <text:list-item>
          <text:p text:style-name="P16"><text:span text:style-name="T7">Pembatalan sepihak yang dilakukan oleh panitia dan bukan kesalahan atau permintaan peserta maka seluruh biaya stand yang telah dibayarkan peserta dikembalikan secara penuh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20:36:15.668467182</meta:creation-date>
    <dc:date>2015-03-09T22:56:44.236368604</dc:date>
    <meta:editing-duration>PT14M27S</meta:editing-duration>
    <meta:editing-cycles>8</meta:editing-cycles>
    <meta:generator>LibreOffice/4.4.0.3$Linux_X86_64 LibreOffice_project/40m0$Build-3</meta:generator>
    <meta:document-statistic meta:table-count="1" meta:image-count="0" meta:object-count="0" meta:page-count="1" meta:paragraph-count="29" meta:word-count="283" meta:character-count="2435" meta:non-whitespace-character-count="2094"/>
  </office:meta>
</office:document-meta>
</file>